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ABD536D275977E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0beb" officeooo:paragraph-rsid="00030b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384cm, 6.821cm, 1.392cm, 7.83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522cm" svg:y="1.706cm" svg:width="18.417cm" svg:height="10.751cm" draw:z-index="0"><draw:image xlink:href="Pictures/100002010000055600000300ABD536D275977E76.png" xlink:type="simple" xlink:show="embed" xlink:actuate="onLoad" loext:mime-type="image/png"/></draw:frame>ER-Diagram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3:24:48.429100253</meta:creation-date>
    <dc:date>2019-02-08T13:40:06.953860945</dc:date>
    <meta:editing-duration>PT5M7S</meta:editing-duration>
    <meta:editing-cycles>1</meta:editing-cycles>
    <meta:generator>LibreOffice/6.0.3.2$Linux_X86_64 LibreOffice_project/00m0$Build-2</meta:generator>
    <meta:document-statistic meta:table-count="0" meta:image-count="1" meta:object-count="0" meta:page-count="1" meta:paragraph-count="1" meta:word-count="1" meta:character-count="11" meta:non-whitespace-character-count="11"/>
  </office:meta>
</office:document-meta>
</file>